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style="normal" fo:font-weight="bold" officeooo:rsid="001af010" officeooo:paragraph-rsid="001af010" style:font-size-asian="22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style:text-properties fo:font-size="12pt" fo:font-style="normal" fo:font-weight="normal" officeooo:rsid="001af010" officeooo:paragraph-rsid="001af010"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fo:font-weight="normal" officeooo:rsid="001af010" officeooo:paragraph-rsid="001b8f0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af010" officeooo:paragraph-rsid="001af010"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e0e74" officeooo:paragraph-rsid="001e0e74"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0e74" officeooo:paragraph-rsid="001e0e74" style:font-size-asian="10.5pt" style:font-style-asian="normal" style:font-weight-asian="bold" style:font-size-complex="12pt" style:font-style-complex="normal" style:font-weight-complex="bold"/>
    </style:style>
    <style:style style:name="P7" style:family="paragraph" style:parent-style-name="Standard" style:master-page-name="">
      <style:paragraph-properties fo:margin-left="4.099cm" fo:margin-right="0cm" fo:text-align="start" style:justify-single-word="false" fo:text-indent="0cm" style:auto-text-indent="false" style:page-number="auto"/>
      <style:text-properties fo:font-size="12pt" fo:font-style="normal" style:text-underline-style="none" fo:font-weight="normal" officeooo:rsid="001e0e74" officeooo:paragraph-rsid="001e0e74" style:font-size-asian="10.5pt" style:font-style-asian="normal" style:font-weight-asian="normal" style:font-size-complex="12pt" style:font-style-complex="normal" style:font-weight-complex="normal"/>
    </style:style>
    <style:style style:name="P8" style:family="paragraph" style:parent-style-name="Standard" style:master-page-name="">
      <style:paragraph-properties fo:margin-left="4.099cm" fo:margin-right="0cm" fo:text-align="start" style:justify-single-word="false" fo:text-indent="0cm" style:auto-text-indent="false" style:page-number="auto"/>
      <style:text-properties fo:font-size="12pt" fo:font-style="normal" style:text-underline-style="none" fo:font-weight="normal" officeooo:rsid="00201ba5" officeooo:paragraph-rsid="00201ba5"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4.099cm" fo:margin-right="0cm" fo:text-align="start" style:justify-single-word="false" fo:text-indent="0cm" style:auto-text-indent="false"/>
      <style:text-properties fo:font-size="12pt" fo:font-style="normal" style:text-underline-style="none" fo:font-weight="normal" officeooo:rsid="001e0e74" officeooo:paragraph-rsid="001e0e74"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4.099cm" fo:margin-right="0cm" fo:text-align="start" style:justify-single-word="false" fo:text-indent="0cm" style:auto-text-indent="false"/>
      <style:text-properties fo:font-size="12pt" fo:font-style="normal" style:text-underline-style="none" fo:font-weight="normal" officeooo:rsid="00201ba5" officeooo:paragraph-rsid="00201ba5" style:font-size-asian="10.5pt" style:font-style-asian="normal" style:font-weight-asian="normal" style:font-size-complex="12pt" style:font-style-complex="normal" style:font-weight-complex="normal"/>
    </style:style>
    <style:style style:name="P11" style:family="paragraph" style:parent-style-name="Standard" style:master-page-name="">
      <style:paragraph-properties fo:margin-left="0cm" fo:margin-right="0cm" fo:text-align="start" style:justify-single-word="false" fo:text-indent="0cm" style:auto-text-indent="false" style:page-number="auto"/>
      <style:text-properties fo:font-size="12pt" fo:font-style="normal" style:text-underline-style="none" fo:font-weight="normal" officeooo:rsid="001e0e74" officeooo:paragraph-rsid="001e0e74" style:font-size-asian="10.5pt" style:font-style-asian="normal" style:font-weight-asian="normal" style:font-size-complex="12pt" style:font-style-complex="normal" style:font-weight-complex="normal"/>
    </style:style>
    <style:style style:name="P12" style:family="paragraph" style:parent-style-name="Standard" style:master-page-name="">
      <style:paragraph-properties fo:margin-left="0cm" fo:margin-right="0cm" fo:text-align="start" style:justify-single-word="false" fo:text-indent="0cm" style:auto-text-indent="false" style:page-number="auto"/>
      <style:text-properties fo:font-size="12pt" fo:font-style="normal" style:text-underline-style="none" fo:font-weight="normal" officeooo:rsid="00201ba5" officeooo:paragraph-rsid="00201ba5"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e0e74" officeooo:paragraph-rsid="001e0e74"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e0e74" officeooo:paragraph-rsid="001eacd0"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e0e74" officeooo:paragraph-rsid="00272d24"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01ba5" officeooo:paragraph-rsid="00201ba5"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1e0e74" officeooo:paragraph-rsid="0021a3cf" style:font-size-asian="10.5pt" style:font-style-asian="normal" style:font-weight-asian="bold" style:font-size-complex="12pt" style:font-style-complex="normal" style:font-weight-complex="bold"/>
    </style:style>
    <style:style style:name="P1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1e0e74" officeooo:paragraph-rsid="00260375" style:font-size-asian="10.5pt" style:font-style-asian="normal" style:font-weight-asian="bold" style:font-size-complex="12pt" style:font-style-complex="normal"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size="12pt" fo:font-style="normal" style:text-underline-style="solid" style:text-underline-width="auto" style:text-underline-color="font-color" fo:font-weight="bold" officeooo:rsid="001e0e74" officeooo:paragraph-rsid="0021a3cf" style:font-size-asian="10.5pt" style:font-style-asian="normal" style:font-weight-asian="bold" style:font-size-complex="12pt" style:font-style-complex="normal" style:font-weight-complex="bold"/>
    </style:style>
    <style:style style:name="P20" style:family="paragraph" style:parent-style-name="Standard">
      <style:paragraph-properties fo:margin-left="0cm" fo:margin-right="0cm" fo:text-align="start" style:justify-single-word="false" fo:text-indent="0cm" style:auto-text-indent="false"/>
      <style:text-properties fo:font-size="12pt" fo:font-style="normal" style:text-underline-style="solid" style:text-underline-width="auto" style:text-underline-color="font-color" fo:font-weight="bold" officeooo:rsid="001e0e74" officeooo:paragraph-rsid="00260375" style:font-size-asian="10.5pt" style:font-style-asian="normal" style:font-weight-asian="bold" style:font-size-complex="12pt" style:font-style-complex="normal"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2pt" fo:font-style="normal" style:text-underline-style="solid" style:text-underline-width="auto" style:text-underline-color="font-color" fo:font-weight="bold" officeooo:rsid="001e0e74" officeooo:paragraph-rsid="00272d24"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normal" officeooo:rsid="001b8f07" officeooo:paragraph-rsid="001b8f07"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516a3" officeooo:paragraph-rsid="00260375"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60375" officeooo:paragraph-rsid="00260375"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e0e74" officeooo:paragraph-rsid="00272d24"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2pt" fo:font-style="normal" style:text-underline-style="solid" style:text-underline-width="auto" style:text-underline-color="font-color" fo:font-weight="bold" officeooo:rsid="001e0e74" officeooo:paragraph-rsid="002bbcd8" style:font-size-asian="10.5pt" style:font-style-asian="normal" style:font-weight-asian="bold" style:font-size-complex="12pt" style:font-style-complex="normal"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2pt" fo:font-style="normal" style:text-underline-style="solid" style:text-underline-width="auto" style:text-underline-color="font-color" fo:font-weight="normal" officeooo:rsid="001e0e74" officeooo:paragraph-rsid="002bbcd8" style:font-size-asian="10.5pt" style:font-style-asian="normal" style:font-weight-asian="normal" style:font-size-complex="12pt" style:font-style-complex="normal" style:font-weight-complex="normal"/>
    </style:style>
    <style:style style:name="T1" style:family="text">
      <style:text-properties officeooo:rsid="001b8f07"/>
    </style:style>
    <style:style style:name="T2" style:family="text">
      <style:text-properties fo:font-size="15pt" style:text-underline-style="solid" style:text-underline-width="auto" style:text-underline-color="font-color" fo:font-weight="bold" officeooo:rsid="001b8f07" style:font-size-asian="15pt" style:font-weight-asian="bold" style:font-size-complex="15pt" style:font-weight-complex="bold"/>
    </style:style>
    <style:style style:name="T3" style:family="text">
      <style:text-properties style:text-underline-style="solid" style:text-underline-width="auto" style:text-underline-color="font-color" officeooo:rsid="00272d24"/>
    </style:style>
    <style:style style:name="T4" style:family="text">
      <style:text-properties style:text-underline-style="solid" style:text-underline-width="auto" style:text-underline-color="font-color" officeooo:rsid="002878a7"/>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60375" style:font-weight-asian="normal" style:font-weight-complex="normal"/>
    </style:style>
    <style:style style:name="T8" style:family="text">
      <style:text-properties style:text-underline-style="none" fo:font-weight="normal" officeooo:rsid="00272d24" style:font-weight-asian="normal" style:font-weight-complex="normal"/>
    </style:style>
    <style:style style:name="T9" style:family="text">
      <style:text-properties style:text-underline-style="none" officeooo:rsid="002bbcd8"/>
    </style:style>
    <style:style style:name="T10" style:family="text">
      <style:text-properties style:text-underline-style="none" officeooo:rsid="002d55d3"/>
    </style:style>
    <style:style style:name="T11" style:family="text">
      <style:text-properties officeooo:rsid="001eacd0"/>
    </style:style>
    <style:style style:name="T12" style:family="text">
      <style:text-properties fo:font-style="italic" officeooo:rsid="001eacd0" style:font-style-asian="italic" style:font-style-complex="italic"/>
    </style:style>
    <style:style style:name="T13" style:family="text">
      <style:text-properties fo:font-style="italic" officeooo:rsid="001f6016" style:font-style-asian="italic" style:font-style-complex="italic"/>
    </style:style>
    <style:style style:name="T14" style:family="text">
      <style:text-properties fo:font-style="italic" officeooo:rsid="00201ba5" style:font-style-asian="italic" style:font-style-complex="italic"/>
    </style:style>
    <style:style style:name="T15" style:family="text">
      <style:text-properties fo:font-style="italic" officeooo:rsid="0021a3cf" style:font-style-asian="italic" style:font-style-complex="italic"/>
    </style:style>
    <style:style style:name="T16" style:family="text">
      <style:text-properties fo:font-style="italic" officeooo:rsid="00260375" style:font-style-asian="italic" style:font-style-complex="italic"/>
    </style:style>
    <style:style style:name="T17" style:family="text">
      <style:text-properties fo:font-style="italic" officeooo:rsid="00272d24" style:font-style-asian="italic" style:font-style-complex="italic"/>
    </style:style>
    <style:style style:name="T18" style:family="text">
      <style:text-properties fo:font-style="italic" officeooo:rsid="002878a7" style:font-style-asian="italic" style:font-style-complex="italic"/>
    </style:style>
    <style:style style:name="T19" style:family="text">
      <style:text-properties fo:font-style="italic" officeooo:rsid="0028f085" style:font-style-asian="italic" style:font-style-complex="italic"/>
    </style:style>
    <style:style style:name="T20" style:family="text">
      <style:text-properties fo:font-style="italic" officeooo:rsid="002a111f" style:font-style-asian="italic" style:font-style-complex="italic"/>
    </style:style>
    <style:style style:name="T21" style:family="text">
      <style:text-properties fo:font-style="italic" fo:font-weight="normal" officeooo:rsid="00260375" style:font-style-asian="italic" style:font-weight-asian="normal" style:font-style-complex="italic" style:font-weight-complex="normal"/>
    </style:style>
    <style:style style:name="T22" style:family="text">
      <style:text-properties fo:font-style="italic" fo:font-weight="normal" officeooo:rsid="0028f085"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officeooo:rsid="002a111f" style:font-style-asian="italic" style:font-style-complex="italic"/>
    </style:style>
    <style:style style:name="T24" style:family="text">
      <style:text-properties officeooo:rsid="001f6016"/>
    </style:style>
    <style:style style:name="T25" style:family="text">
      <style:text-properties officeooo:rsid="00201ba5"/>
    </style:style>
    <style:style style:name="T26" style:family="text">
      <style:text-properties officeooo:rsid="0021a3cf"/>
    </style:style>
    <style:style style:name="T27" style:family="text">
      <style:text-properties fo:font-weight="normal" style:font-weight-asian="normal" style:font-weight-complex="normal"/>
    </style:style>
    <style:style style:name="T28" style:family="text">
      <style:text-properties fo:font-weight="normal" officeooo:rsid="002381a6" style:font-weight-asian="normal" style:font-weight-complex="normal"/>
    </style:style>
    <style:style style:name="T29" style:family="text">
      <style:text-properties fo:font-weight="normal" officeooo:rsid="002516a3" style:font-weight-asian="normal" style:font-weight-complex="normal"/>
    </style:style>
    <style:style style:name="T30" style:family="text">
      <style:text-properties fo:font-weight="normal" officeooo:rsid="00260375" style:font-weight-asian="normal" style:font-weight-complex="normal"/>
    </style:style>
    <style:style style:name="T31" style:family="text">
      <style:text-properties officeooo:rsid="00260375"/>
    </style:style>
    <style:style style:name="T32" style:family="text">
      <style:text-properties officeooo:rsid="00272d24"/>
    </style:style>
    <style:style style:name="T33" style:family="text">
      <style:text-properties officeooo:rsid="002878a7"/>
    </style:style>
    <style:style style:name="T34" style:family="text">
      <style:text-properties officeooo:rsid="0028f085"/>
    </style:style>
    <style:style style:name="T35" style:family="text">
      <style:text-properties officeooo:rsid="002bbc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serveur</text:p>
      <text:p text:style-name="P1"/>
      <text:p text:style-name="P3"><text:tab/><text:span text:style-name="T1">Le serveur est intégralement codé en OCAML.</text:span></text:p>
      <text:p text:style-name="P22"><text:tab/>Le serveur est séparé en deux module principaux. Le module Server qui gère les connexion et la gestion des sessions de jeux. Et le module GameState qui s'occupe de la génération et simulation du terrain de jeux ; et les tests des solutions des joueurs.</text:p>
      <text:p text:style-name="P2"/>
      <text:p text:style-name="P2"><text:tab/><text:span text:style-name="T2">Le module Server</text:span></text:p>
      <text:p text:style-name="P2"/>
      <text:p text:style-name="P4"><text:tab/><text:span text:style-name="T1">Le module serveur à pour rôle de gérer la connexion des clients et de les synchroniser avec la session de jeu en cour. Il utilise n+1 Threads pour fonctionner, où n est le nombre de clients connecté. Le Thread supplémentaire sert à la connexion de nouveaux clients en attendant continuellement sur le ServerSocket et en créant un nouveaux Thread Client lorsque quelqu'un souhait ce connecter au serveur.</text:span></text:p>
      <text:p text:style-name="P4"/>
      <text:p text:style-name="P6"><text:span text:style-name="T5"><text:s text:c="3"/></text:span>Les Ressources :</text:p>
      <text:p text:style-name="P6"/>
      <text:p text:style-name="P5"><text:tab/>Le serveur nécessite certaine ressource relative aux client ou à la sessions de jeu actuel pour fonctionner. Il utilise le type joueur qui permet de stocker toute les informations relative au joueurs qui est connecté : </text:p>
      <text:p text:style-name="P5"/>
      <text:p text:style-name="P7">type joueur = {</text:p>
      <text:p text:style-name="P9"><text:s text:c="4"/>nom: string;</text:p>
      <text:p text:style-name="P9"><text:s text:c="4"/>id : int;</text:p>
      <text:p text:style-name="P9"><text:s text:c="4"/>socket: Unix.file_descr;</text:p>
      <text:p text:style-name="P9"><text:s text:c="4"/>mutable score: int;</text:p>
      <text:p text:style-name="P9"><text:s text:c="4"/>inchan: in_channel;</text:p>
      <text:p text:style-name="P9"><text:s text:c="4"/>outchan: out_channel;</text:p>
      <text:p text:style-name="P9"><text:s text:c="4"/>mutable playing :bool</text:p>
      <text:p text:style-name="P9"><text:s text:c="2"/>}</text:p>
      <text:p text:style-name="P9"/>
      <text:p text:style-name="P11">- Nom : Pseudo du joueur. Nom transmis aux autres joueurs pour l'identifier.</text:p>
      <text:p text:style-name="P13">- Id : numéro de référence unique attribué au joueur. <text:span text:style-name="T25">Il est généré à l'aide du compteur </text:span><text:span text:style-name="T14">cpt_id</text:span><text:span text:style-name="T25">.</text:span></text:p>
      <text:p text:style-name="P13">- Socket/inchan/outchan : La socket et les flux d'entré et de sortis utilisé afin de communiqué avec le client.</text:p>
      <text:p text:style-name="P13">- Score : Le score de ce joueur dans la session actuel.</text:p>
      <text:p text:style-name="P13">- Playing : Variable booléenne indiquant si ce joueur participe au tour courant. Elle est initialisé à faux si le joueur se connecte alors qu'un tours de jeux est déjà commencé. Mais deviens vrai lorsque le prochain tours débute.</text:p>
      <text:p text:style-name="P13"/>
      <text:p text:style-name="P14"><text:tab/><text:span text:style-name="T11">Le serveurs maintient une liste de joueur : </text:span><text:span text:style-name="T12">joueur_liste, </text:span><text:span text:style-name="T11">ainsi que le nombre de joueur actuellement connecté au serveur : </text:span><text:span text:style-name="T12">nbJoueur. </text:span><text:span text:style-name="T11">L'accès à ces deux variables est protégé par le Mutex : </text:span><text:span text:style-name="T12">mutex_joueurL </text:span><text:span text:style-name="T11">afin d'éviter qu'elles ne deviennent corrompus par un accès simultanés de plusieurs Thread. </text:span></text:p>
      <text:p text:style-name="P14"/>
      <text:p text:style-name="P14"><text:tab/><text:span text:style-name="T11">Le serveur utilise aussi un certains nombre de ressource pour gérer la sessions de jeux : </text:span><text:span text:style-name="T13">phase</text:span><text:span text:style-name="T24"> qui indique le numéro de phase du tour courant (0 : hors d'un tour, 1 : phase de réfléxion, 2 : phase d'enchère, 3 phase de résolution) ; </text:span><text:span text:style-name="T13">tourNum </text:span><text:span text:style-name="T24">qui indique le numéro du tour courant ; </text:span><text:span text:style-name="T13">scoreMax</text:span><text:span text:style-name="T24"> qui est le score cible à atteindre pour gagner la partis ; </text:span><text:span text:style-name="T13">liste_enchere</text:span><text:span text:style-name="T24"> la liste des enchères des joueurs participants au tour courant. Ces ressources sont elles aussi protégées par un mutex : </text:span><text:soft-page-break/><text:span text:style-name="T14">mutex_phase</text:span><text:span text:style-name="T25">.</text:span></text:p>
      <text:p text:style-name="P14"/>
      <text:p text:style-name="P14"><text:tab/><text:span text:style-name="T25">Les enchères de </text:span><text:span text:style-name="T14">liste_enchere</text:span><text:span text:style-name="T25"> sont du type : </text:span></text:p>
      <text:p text:style-name="P14"/>
      <text:p text:style-name="P8">type enchere = {</text:p>
      <text:p text:style-name="P10"><text:s text:c="4"/>id: int;</text:p>
      <text:p text:style-name="P10"><text:s text:c="4"/>username : string;</text:p>
      <text:p text:style-name="P10"><text:s text:c="4"/>cout : int;</text:p>
      <text:p text:style-name="P10"><text:s text:c="4"/>outchan : out_channel</text:p>
      <text:p text:style-name="P10"><text:s text:c="2"/>}</text:p>
      <text:p text:style-name="P10"/>
      <text:p text:style-name="P12">- Id : L'identifiant unique du possesseur de l'enchère.</text:p>
      <text:p text:style-name="P16">- <text:span text:style-name="T26">U</text:span>sername : Le pseudo du possesseur de l'enchère.</text:p>
      <text:p text:style-name="P16">- <text:span text:style-name="T26">C</text:span>out : <text:span text:style-name="T26">Valeur enchérie par le joueur.</text:span></text:p>
      <text:p text:style-name="P16">- <text:span text:style-name="T26">outchan : le flux de sortis qui permet d'envoyer des requêtes au joueur.</text:span></text:p>
      <text:p text:style-name="P16"/>
      <text:p text:style-name="P16"><text:tab/><text:span text:style-name="T26">Au début d'un tour de jeu, </text:span><text:span text:style-name="T15">liste_enchere</text:span><text:span text:style-name="T26"> <text:s/>est initialisé avec une enchère négative pour chaque joueur participant. Lorsque les joueurs vont commencer à enchérirent, </text:span><text:span text:style-name="T15">liste_enchere</text:span><text:span text:style-name="T26"> sera maintenut trié dans l'ordre de l'enchère la plus basse jusqu'à l'enchère la plus élevée, et à la fin les joueurs qui n'ont pas enchéris.</text:span></text:p>
      <text:p text:style-name="P16"/>
      <text:p text:style-name="P16"/>
      <text:p text:style-name="P19"><text:span text:style-name="T5"><text:s text:c="3"/></text:span><text:span text:style-name="T26">Gestions de la Session</text:span> :</text:p>
      <text:p text:style-name="P19"/>
      <text:p text:style-name="P18"><text:span text:style-name="T27"><text:tab/></text:span><text:span text:style-name="T28">Pour gérer le début et la fin des différentes phase des sessions, nous avons crée des fonctions <text:s/>qui s</text:span><text:span text:style-name="T29">ont appelé au début et à la fin de chaque </text:span><text:span text:style-name="T30">phase</text:span><text:span text:style-name="T29"> afin de m</text:span><text:span text:style-name="T30">ettre</text:span><text:span text:style-name="T29"> à jours les ressource</text:span><text:span text:style-name="T30">s (</text:span><text:span text:style-name="T21">phase, liste_enchere </text:span><text:span text:style-name="T30">et</text:span><text:span text:style-name="T21"> tourNum, </text:span><text:span text:style-name="T22">énigme, terrain</text:span><text:span text:style-name="T30">)</text:span><text:span text:style-name="T29"> et lancer les différents timers qui limitent le temps alloué à chaque phases. </text:span><text:span text:style-name="T30">Elles vont aussi envoyer des messages aux clients afin de les prévenirs des changement de phases.</text:span><text:span text:style-name="T29"> </text:span></text:p>
      <text:p text:style-name="P23"/>
      <text:p text:style-name="P23"><text:tab/>Les timer sont les timer d'Unix qui lancent un signal SIGALRM à la fin du temps indiqué. Ainsi à chaque fois que nous démarrons un nouveau timer nous initialisons le handler de SIGALRM avec la fonction correspondant au timeout de cette phase.</text:p>
      <text:p text:style-name="P23"/>
      <text:p text:style-name="P17"><text:span text:style-name="T29"><text:tab/></text:span><text:span text:style-name="T30">Vous pouvez trouver dans le fichier </text:span><text:span text:style-name="T16">graphePhase.png</text:span><text:span text:style-name="T30"> un graphique montrant les différents appelles de fonction qui permettent de changer de phase.</text:span></text:p>
      <text:p text:style-name="P17"/>
      <text:p text:style-name="P20"><text:span text:style-name="T7"><text:s text:c="3"/></text:span><text:span text:style-name="T31">Envois de requêtes au clients :</text:span></text:p>
      <text:p text:style-name="P20"/>
      <text:p text:style-name="P20"><text:span text:style-name="T6"><text:tab/></text:span><text:span text:style-name="T7">Le serveur dispose d'une vingtaine de fonctions lui permettant de générer automatiquement les string des requêtes à envoyer aux clients. La majoritées de ces fonctions sont juste des concaténations de string mais quelques une d'entre elles font appelle au module gameState afin de générer les string correspondant à l'état des robots, ou la liste des murs.</text:span></text:p>
      <text:p text:style-name="P24"/>
      <text:p text:style-name="P20"><text:span text:style-name="T7"><text:tab/>Tous les envois de requêtes sont effectué avec la fonction output_string suivis d'un flush sur l'output. </text:span><text:span text:style-name="T8">Nous envoyons aussi des requêtes d'erreur aux clients lorsque leurs requêtes ne respectent pas le bon format où qu'il n'ont pas le droit d'envoyer certains type de requêtes à cette phase du jeu.</text:span></text:p>
      <text:p text:style-name="P20"/>
      <text:p text:style-name="P21"><text:span text:style-name="T8"><text:s text:c="2"/></text:span><text:span text:style-name="T32">Traitement des requêtes clients :</text:span></text:p>
      <text:p text:style-name="P21"/>
      <text:p text:style-name="P15"><text:tab/><text:span text:style-name="T32">Le serveur dispose d'une fonction de traitement pour chacune des requêtes que peut envoyer un client.</text:span></text:p>
      <text:p text:style-name="P15"><text:soft-page-break/></text:p>
      <text:p text:style-name="P15">- <text:span text:style-name="T3">connexion :</text:span><text:span text:style-name="T32"> Nous n’acceptons cette requêtes que au moment où une soquet se connecte au serveur. A ça réception le serveur crée et ajoute un joueur à joueur_liste et il préviens chaque personne connecté de l'arrivé du nouveau participant. Si le nombre de joueur devient suffisant alors le serveur initialise une nouvel session et lance un timer d'une minute pour permettre la connexion de joueurs supplémentaires (</text:span><text:span text:style-name="T17">debut_session</text:span><text:span text:style-name="T32">).</text:span></text:p>
      <text:p text:style-name="P15"/>
      <text:p text:style-name="P15">- <text:span text:style-name="T3">sort </text:span><text:span text:style-name="T32">: Cette requête indique la sortie d'un joueur du serveur. Le serveur la traite en supprimant ce joueur de la liste des joueurs et des membres du tour courant. Ensuite Il ferme la socket du joueur et indique, à toutes les personnes connectées, son départ. Et pour finir, il vérifie qu'il reste plus d'un joueur sinon il termine la session (</text:span><text:span text:style-name="T17">fin_session</text:span><text:span text:style-name="T32">).</text:span></text:p>
      <text:p text:style-name="P15"><text:tab/><text:span text:style-name="T33">Le même traitement est effectué si le joueur ferme sa socket sans avoir envoyer la requête.</text:span></text:p>
      <text:p text:style-name="P15"/>
      <text:p text:style-name="P15">- <text:span text:style-name="T4">solution (Réflexion)</text:span><text:span text:style-name="T33"> : Cette requête n'es acceptée que lors de la phase de réflexion, si elle est envoyé par l'un des joueurs qui participe au tours. On l'a différencie de celle de la phase de résolution en vérifiant que son troisième élément est bien un entier positif.Le serveur la traite en mettant fin à la phase de réflexion et en modifiant l’enchère du joueur qui l'a lancé par la valeur indiquée dedans. Et indique à tout les joueurs participants au tours la fin de le phase de réflexion.</text:span></text:p>
      <text:p text:style-name="P15"/>
      <text:p text:style-name="P15">- <text:span text:style-name="T4">enchere :</text:span><text:span text:style-name="T33"> Cette requête n'est acceptée que lors de la phase d'enchère, et si elle est envoyé par l'un des joueurs qui participe tours. Sont traitement est de mettre à jour l’enchère, du joueur qui l'a envoyé, dans </text:span><text:span text:style-name="T18">liste_enchere</text:span><text:span text:style-name="T33">. Lors de cette mise-à-jour, on vérifie qu'aucun autre joueur n'a fais une enchère de même valeur, et que cette enchère n'est pas plus élevées que celles que le joueur a éventuellement faite avant. Ensuite on annonce à tout les joueurs la présence de cette nouvelle enchère, si elle a été acceptée.</text:span></text:p>
      <text:p text:style-name="P15"/>
      <text:p text:style-name="P15">- <text:span text:style-name="T4">solution (Résolution) :</text:span><text:span text:style-name="T33"> Cette requête n'est acceptée que lors de la phase de résolution, si elle est envoyé par le joueur actif (joueur dont l'enchère est au début de </text:span><text:span text:style-name="T18">liste_enchere</text:span><text:span text:style-name="T33">). Avant sont traitement nous vérifions par pattern_matching que le déplacement à le bon format, sinon la requête est rejetée. Ensuite pour la traiter nous convertissons le déplacement dans un format que peut comprendre GameState et nous lui demandons de vérifier si le déplacement permet de résoudre l'énigme. Si GameState refuse le déplacement où qu'il est plus long que l'enchère proposé par le joueur, il est alors exclus du tour et un autre joueur devient actif à sa place (</text:span><text:span text:style-name="T18">end_reso</text:span><text:span text:style-name="T19">).</text:span><text:span text:style-name="T34"> Si elle est correcte alors le tour se termine, on incrément le score du joueur actif. Si il n'a pas atteind le score max un autre tour débute (</text:span><text:span text:style-name="T19">begin_reflexion</text:span><text:span text:style-name="T34">), sinon on termine la session (fin_session</text:span><text:span text:style-name="T19">).</text:span></text:p>
      <text:p text:style-name="P15"/>
      <text:p text:style-name="P15"><text:span text:style-name="T19">- </text:span><text:span text:style-name="T23">message :</text:span><text:span text:style-name="T20"> </text:span><text:span text:style-name="T35">Cette requête peut être reçus à tout moment pas une personne connecté. Son traitement est de renvoyer la même requête à toutes les autres personnes connectées.</text:span></text:p>
      <text:p text:style-name="P15"/>
      <text:p text:style-name="P26"><text:span text:style-name="T8"><text:s text:c="2"/></text:span><text:span text:style-name="T35">Les différents Threads :</text:span></text:p>
      <text:p text:style-name="P27"/>
      <text:p text:style-name="P27"><text:span text:style-name="T5"><text:tab/></text:span><text:span text:style-name="T35">Le Thread de connexion :</text:span><text:span text:style-name="T9"> Ce thread est en attente de la connexion d'une nouvelle socket quasiment tout le temps. Lorsqu'une nouvelle socket se connecte, le thread crée un nouveau thread Client qui va traiter cette socket.</text:span></text:p>
      <text:p text:style-name="P27"/>
      <text:p text:style-name="P27"><text:span text:style-name="T9"><text:tab/></text:span><text:span text:style-name="T35">Le Thread Client :</text:span><text:span text:style-name="T9"> </text:span><text:span text:style-name="T10">A son démarrage il attend la requête de connexion. Si il reçoit une requête autre que celle si il se termine. Une fois la requête de connexion reçus, il se met en attente des autres requêtes. Une fois une requêtes reçus il exécute la fonction de traitement correspond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RAND CLEMENT</meta:initial-creator>
    <meta:creation-date>2016-04-05T16:15:18.209492174</meta:creation-date>
    <dc:date>2016-04-06T11:34:00.031745513</dc:date>
    <dc:creator>BERTRAND CLEMENT</dc:creator>
    <meta:editing-duration>PT36M25S</meta:editing-duration>
    <meta:editing-cycles>5</meta:editing-cycles>
    <meta:generator>LibreOffice/4.3.3.2$Linux_X86_64 LibreOffice_project/430m0$Build-2</meta:generator>
    <meta:document-statistic meta:table-count="0" meta:image-count="0" meta:object-count="0" meta:page-count="3" meta:paragraph-count="54" meta:word-count="1400" meta:character-count="8328" meta:non-whitespace-character-count="6897"/>
  </office:meta>
</office:document-meta>
</file>